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8000002DAD3F2C45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25.7cm" svg:height="15.129cm" draw:z-index="0"><draw:image xlink:href="Pictures/10000001000004D8000002DAD3F2C45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5T13:13:51.589000000</meta:creation-date>
    <dc:date>2025-01-25T13:16:39.880000000</dc:date>
    <meta:editing-duration>PT2M4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8.0.3$Windows_X86_64 LibreOffice_project/0bdf1299c94fe897b119f97f3c613e9dca6be583</meta:generator>
  </office:meta>
</office:document-meta>
</file>